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 Math1" svg:font-family="'Cambria Math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.139in" fo:margin-bottom="0.139in" loext:contextual-spacing="false" fo:line-height="100%" fo:text-align="justify" style:justify-single-word="false"/>
    </style:style>
    <style:style style:name="P3" style:family="paragraph" style:parent-style-name="Standard" style:list-style-name="WWNum1">
      <style:paragraph-properties fo:margin-left="0.5in" fo:margin-right="0in" fo:margin-top="0.139in" fo:margin-bottom="0in" loext:contextual-spacing="false" fo:line-height="100%" fo:text-align="justify" style:justify-single-word="fals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align="justify" style:justify-single-word="fals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margin-top="0.139in" fo:margin-bottom="0.139in" loext:contextual-spacing="false" fo:line-height="100%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reak-before="column"/>
      <style:text-properties style:font-name="Cambria Math" fo:font-size="12pt" style:font-name-asian="Cambria Math1" style:font-size-asian="12pt" style:font-name-complex="Cambria Math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1" style:family="paragraph" style:parent-style-name="Standard">
      <style:paragraph-properties fo:break-before="column"/>
    </style:style>
    <style:style style:name="P12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Title" style:master-page-name="Standard">
      <style:paragraph-properties fo:text-align="justify" style:justify-single-word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style:font-name="Cambria Math" fo:font-size="12pt" style:font-name-asian="Cambria Math1" style:font-size-asian="12pt" style:font-name-complex="Cambria Math1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excn1pls6we5"/>SWE30009 - Assignment 1</text:p>
      <text:p text:style-name="P13"><text:bookmark text:name="_qmnhdhb3kusb"/>Task 1</text:p>
      <text:p text:style-name="P2"><text:span text:style-name="T1">From the program’s description, the output can be rewritten as </text:span><text:span text:style-name="T3">C = (A - B) * 2</text:span><text:span text:style-name="T1">, where </text:span><text:span text:style-name="T3">A</text:span><text:span text:style-name="T1">, </text:span><text:span text:style-name="T3">B</text:span><text:span text:style-name="T1">, and </text:span><text:span text:style-name="T3">C</text:span><text:span text:style-name="T1"> are real numbers. For the testing objective of finding </text:span><text:span text:style-name="T2">any</text:span><text:span text:style-name="T1"> incorrect use of arithmetic operators in the program, the test cases must cover two scenarios:</text:span></text:p>
      <text:list xml:id="list869041666" text:style-name="WWNum1">
        <text:list-item>
          <text:p text:style-name="P3"><text:span text:style-name="T1">Only one operator is incorrect (either the subtraction or multiplication).</text:span></text:p>
        </text:list-item>
        <text:list-item>
          <text:p text:style-name="P4"><text:span text:style-name="T1">Both operators are incorrect.</text:span></text:p>
        </text:list-item>
      </text:list>
      <text:p text:style-name="P7"><text:span text:style-name="T1">Given that only four operators (+, -, *, /) are allowed, there are 15 possible alternatives, with 6 corresponding to the first scenario and 9 corresponding to the second scenario. They are:</text:span></text:p>
      <text:section text:style-name="Sect1" text:name="TextSection">
        <text:list xml:id="list1141712622" text:style-name="WWNum2">
          <text:list-item>
            <text:p text:style-name="P5"><text:span text:style-name="T3">C = (A + B) * 2</text:span></text:p>
          </text:list-item>
          <text:list-item>
            <text:p text:style-name="P5"><text:span text:style-name="T3">C = (A * B) * 2</text:span></text:p>
          </text:list-item>
          <text:list-item>
            <text:p text:style-name="P5"><text:span text:style-name="T3">C = (A / B) * 2</text:span></text:p>
          </text:list-item>
          <text:list-item>
            <text:p text:style-name="P5"><text:span text:style-name="T3">C = (A - B) + 2</text:span></text:p>
          </text:list-item>
          <text:list-item>
            <text:p text:style-name="P5"><text:span text:style-name="T3">C = (A - B) - 2</text:span></text:p>
          </text:list-item>
          <text:list-item>
            <text:p text:style-name="P5"><text:span text:style-name="T3">C = (A - B) / 2</text:span></text:p>
          </text:list-item>
        </text:list>
        <text:p text:style-name="P8"/>
        <text:list xml:id="list223754389956063" text:continue-numbering="true" text:style-name="WWNum2">
          <text:list-item>
            <text:p text:style-name="P5"><text:span text:style-name="T3">C = (A + B) + 2</text:span></text:p>
          </text:list-item>
          <text:list-item>
            <text:p text:style-name="P5"><text:span text:style-name="T3">C = (A + B) - 2</text:span></text:p>
          </text:list-item>
          <text:list-item>
            <text:p text:style-name="P5"><text:span text:style-name="T3">C = (A + B) / 2</text:span></text:p>
          </text:list-item>
          <text:list-item>
            <text:p text:style-name="P5"><text:span text:style-name="T3">C = (A * B) + 2</text:span></text:p>
          </text:list-item>
          <text:list-item>
            <text:p text:style-name="P5"><text:span text:style-name="T3">C = (A * B) - 2</text:span></text:p>
          </text:list-item>
          <text:list-item>
            <text:p text:style-name="P5"><text:span text:style-name="T3">C = (A * B) / 2</text:span></text:p>
          </text:list-item>
          <text:list-item>
            <text:p text:style-name="P5"><text:span text:style-name="T3">C = (A / B) + 2</text:span></text:p>
          </text:list-item>
          <text:list-item>
            <text:p text:style-name="P5"><text:span text:style-name="T3">C = (A / B) - 2</text:span></text:p>
          </text:list-item>
          <text:list-item>
            <text:p text:style-name="P5"><text:span text:style-name="T3">C = (A / B) / 2</text:span></text:p>
          </text:list-item>
        </text:list>
      </text:section>
      <text:section text:style-name="Sect2" text:name="Section1">
        <text:p text:style-name="P1"><text:span text:style-name="T1">To satisfy the testing objective, the test cases should consist of two real numbers </text:span><text:span text:style-name="T3">A</text:span><text:span text:style-name="T1"> and </text:span><text:span text:style-name="T3">B</text:span><text:span text:style-name="T1"> such that the following 15 constraints are satisfied (left column):</text:span></text:p>
      </text:section>
      <text:section text:style-name="Sect1" text:name="Section2">
        <text:p text:style-name="P10"><text:span text:style-name="T3">C1<text:tab/>(A - B) * 2 ≠ (A + B) * 2</text:span></text:p>
        <text:p text:style-name="P10"><text:span text:style-name="T3">C2<text:tab/>(A - B) * 2 ≠ (A * B) * 2</text:span></text:p>
        <text:p text:style-name="P10"><text:soft-page-break/><text:span text:style-name="T3">C3<text:tab/>(A - B) * 2 ≠ (A / B) * 2</text:span></text:p>
        <text:p text:style-name="P10"><text:span text:style-name="T3">C4<text:tab/>(A - B) * 2 ≠ (A - B) + 2</text:span></text:p>
        <text:p text:style-name="P10"><text:span text:style-name="T3">C5<text:tab/>(A - B) * 2 ≠ (A - B) - 2</text:span></text:p>
        <text:p text:style-name="P10"><text:span text:style-name="T3">C6<text:tab/>(A - B) * 2 ≠ (A - B) / 2</text:span></text:p>
        <text:p text:style-name="P10"><text:span text:style-name="T3">C7<text:tab/>(A - B) * 2 ≠ (A + B) + 2</text:span></text:p>
        <text:p text:style-name="P10"><text:span text:style-name="T3">C8<text:tab/>(A - B) * 2 ≠ (A + B) - 2</text:span></text:p>
        <text:p text:style-name="P10"><text:span text:style-name="T3">C9<text:tab/>(A - B) * 2 ≠ (A + B) / 2</text:span></text:p>
        <text:p text:style-name="P10"><text:span text:style-name="T3">C10<text:tab/>(A - B) * 2 ≠ (A * B) + 2</text:span></text:p>
        <text:p text:style-name="P10"><text:span text:style-name="T3">C11<text:tab/>(A - B) * 2 ≠ (A * B) - 2</text:span></text:p>
        <text:p text:style-name="P10"><text:span text:style-name="T3">C12<text:tab/>(A - B) * 2 ≠ (A * B) / 2</text:span></text:p>
        <text:p text:style-name="P10"><text:span text:style-name="T3">C13<text:tab/>(A - B) * 2 ≠ (A / B) + 2</text:span></text:p>
        <text:p text:style-name="P10"><text:span text:style-name="T3">C14<text:tab/>(A - B) * 2 ≠ (A / B) - 2</text:span></text:p>
        <text:p text:style-name="P10"><text:span text:style-name="T3">C15<text:tab/>(A - B) * 2 ≠ (A / B) / 2</text:span></text:p>
        <text:p text:style-name="P11"/>
        <text:p text:style-name="P10"><text:span text:style-name="T3">C1<text:tab/>B ≠ 0</text:span></text:p>
        <text:p text:style-name="P10"><text:span text:style-name="T3">C2<text:tab/>A - B ≠ A * B</text:span></text:p>
        <text:p text:style-name="P10"><text:span text:style-name="T3">C3<text:tab/>A - B ≠ A / B</text:span></text:p>
        <text:p text:style-name="P10"><text:span text:style-name="T3">C4<text:tab/>A - B ≠ 2</text:span></text:p>
        <text:p text:style-name="P10"><text:span text:style-name="T3">C5<text:tab/>A - B ≠ -2</text:span></text:p>
        <text:p text:style-name="P10"><text:span text:style-name="T3">C6<text:tab/>A ≠ B</text:span></text:p>
        <text:p text:style-name="P10"><text:span text:style-name="T3">C7<text:tab/>A - 3 * B ≠ 2</text:span></text:p>
        <text:p text:style-name="P10"><text:span text:style-name="T3">C8<text:tab/>A - 3 * B ≠ -2</text:span></text:p>
        <text:p text:style-name="P10"><text:span text:style-name="T3">C9<text:tab/>A ≠ B * 5 / 3</text:span></text:p>
        <text:p text:style-name="P10"><text:span text:style-name="T3">C10<text:tab/>(A - B) * 2 ≠ (A * B) + 2</text:span></text:p>
        <text:p text:style-name="P10"><text:span text:style-name="T3">C11<text:tab/>(A - B) * 2 ≠ (A * B) - 2</text:span></text:p>
        <text:p text:style-name="P10"><text:span text:style-name="T3">C12<text:tab/>(A - B) * 2 ≠ (A * B) / 2</text:span></text:p>
        <text:p text:style-name="P10"><text:soft-page-break/><text:span text:style-name="T3">C13<text:tab/>(A - B) * 2 ≠ (A / B) + 2</text:span></text:p>
        <text:p text:style-name="P10"><text:span text:style-name="T3">C14<text:tab/>(A - B) * 2 ≠ (A / B) - 2</text:span></text:p>
        <text:p text:style-name="P9"><text:span text:style-name="T3">C15<text:tab/>(A - B) * 2 ≠ (A / B) / 2</text:span></text:p>
      </text:section>
      <text:section text:style-name="Sect2" text:name="Section3">
        <text:p text:style-name="P1"><text:span text:style-name="T1">Some of the constraints on the left can be shortened into the versions on the right. Designing test cases for the testing objective will thus involve finding </text:span><text:span text:style-name="T3">A</text:span><text:span text:style-name="T1"> and </text:span><text:span text:style-name="T3">B</text:span><text:span text:style-name="T1"> such that </text:span><text:span text:style-name="T2">all</text:span><text:span text:style-name="T1"> of the constraints hold.</text:span></text:p>
        <text:p text:style-name="P13"><text:bookmark text:name="_pbswski6wn9n"/>Task 2</text:p>
        <text:p text:style-name="P1"><text:span text:style-name="T1">The test case </text:span><text:span text:style-name="T3">(A = 3, B = 1)</text:span><text:span text:style-name="T1"> will not achieve the required testing objective because it breaks constraint </text:span><text:span text:style-name="T3">C4 (A - B ≠ 2)</text:span><text:span text:style-name="T1">. It will not reveal the failure of the program in case #4 where an addition is used instead of a multiplication [</text:span><text:span text:style-name="T3">C = (A - B) + 2</text:span><text:span text:style-name="T1">]. Indeed, if we substitute </text:span><text:span text:style-name="T3">A</text:span><text:span text:style-name="T1"> and </text:span><text:span text:style-name="T3">B</text:span><text:span text:style-name="T1"> with 3 and 1, respectively, in both the correct and incorrect cases, we get:</text:span></text:p>
        <text:p text:style-name="P12"><text:span text:style-name="T1">Correct program: <text:tab/><text:tab/></text:span><text:span text:style-name="T3">C = (A - B) * 2 = (3 - 1) * 2 = 4</text:span></text:p>
        <text:p text:style-name="P12"><text:span text:style-name="T1">Incorrect program, case 4:<text:tab/></text:span><text:span text:style-name="T3">C = (A - B) + 2 = (3 - 1) + 2 = 4</text:span></text:p>
        <text:p text:style-name="P13"><text:bookmark text:name="_t3wrl672hglp"/>Task 3</text:p>
        <text:p text:style-name="P1"><text:span text:style-name="T1">As previously mentioned, a test case that satisfies the testing objective must satisfy all 15 constraints. To generate one, first select a real number for </text:span><text:span text:style-name="T3">B</text:span><text:span text:style-name="T1"> such that </text:span><text:span text:style-name="T3">B ≠ 0</text:span><text:span text:style-name="T1">. The test case now automatically satisfies constraint </text:span><text:span text:style-name="T3">C1</text:span><text:span text:style-name="T1">. Next, substitute </text:span><text:span text:style-name="T3">B</text:span><text:span text:style-name="T1"> with the chosen value in the other constraints then solve for </text:span><text:span text:style-name="T3">A</text:span><text:span text:style-name="T1">. Suppose that we choose </text:span><text:span text:style-name="T3">B = 2</text:span><text:span text:style-name="T1">, the other constraints will become:</text:span></text:p>
        <text:p text:style-name="P9"><text:span text:style-name="T3">C2<text:tab/>A - 2 ≠ A * 2 <text:tab/><text:tab/><text:tab/><text:tab/>⇒ A ≠ -2</text:span></text:p>
        <text:p text:style-name="P9"><text:span text:style-name="T3">C3<text:tab/>A - 2 ≠ A / 2 <text:tab/><text:tab/><text:tab/><text:tab/>⇒ A ≠ 4</text:span></text:p>
        <text:p text:style-name="P9"><text:span text:style-name="T3">C4<text:tab/>A - 2 ≠ 2 <text:tab/><text:tab/><text:tab/><text:tab/>⇒ A ≠ 4</text:span></text:p>
        <text:p text:style-name="P9"><text:span text:style-name="T3">C5<text:tab/>A - 2 ≠ -2 <text:tab/><text:tab/><text:tab/><text:tab/>⇒ A ≠ 0</text:span></text:p>
        <text:p text:style-name="P9"><text:span text:style-name="T3">C6<text:tab/>A ≠ 2<text:tab/><text:tab/><text:tab/><text:tab/><text:tab/>⇒ A ≠ 2</text:span></text:p>
        <text:p text:style-name="P9"><text:span text:style-name="T3">C7<text:tab/>A - 3 * 2 ≠ 2 <text:tab/><text:tab/><text:tab/><text:tab/>⇒ A ≠ 8</text:span></text:p>
        <text:p text:style-name="P9"><text:span text:style-name="T3">C8<text:tab/>A - 3 * 2 ≠ -2 <text:tab/><text:tab/><text:tab/><text:tab/>⇒ A ≠ 4</text:span></text:p>
        <text:p text:style-name="P9"><text:span text:style-name="T3">C9<text:tab/>A ≠ 2 * 5 / 3 <text:tab/><text:tab/><text:tab/><text:tab/>⇒ A ≠ </text:span><draw:frame draw:style-name="fr1" text:anchor-type="as-char" svg:width="0.2016in" svg:height="0.3929in" draw:z-index="0"><draw:object xlink:href="./Object 2" xlink:type="simple" xlink:show="embed" xlink:actuate="onLoad"/><draw:image xlink:href="./ObjectReplacements/Object 2" xlink:type="simple" xlink:show="embed" xlink:actuate="onLoad"/></draw:frame></text:p>
        <text:p text:style-name="P9"><text:span text:style-name="T3">C10<text:tab/>(A - 2) * 2 ≠ (A * 2) + 2 <text:tab/><text:tab/>⇒ -4 ≠ 2 (This constraint is always satisfied)</text:span></text:p>
        <text:p text:style-name="P9"><text:span text:style-name="T3">C11<text:tab/>(A - 2) * 2 ≠ (A * 2) - 2 <text:tab/><text:tab/>⇒ -4 ≠ -2 (This constraint is always satisfied)</text:span></text:p>
        <text:p text:style-name="P9"><text:span text:style-name="T3">C12<text:tab/>(A - 2) * 2 ≠ (A * 2) / 2 <text:tab/><text:tab/>⇒ A ≠ 4</text:span></text:p>
        <text:p text:style-name="P9"><text:span text:style-name="T3">C13<text:tab/>(A - 2) * 2 ≠ (A / 2) + 2 <text:tab/><text:tab/>⇒ A ≠ 4</text:span></text:p>
        <text:p text:style-name="P9"><text:span text:style-name="T3">C14<text:tab/>(A - 2) * 2 ≠ (A / 2) - 2<text:tab/><text:tab/>⇒ A ≠ </text:span><draw:frame draw:style-name="fr1" text:anchor-type="as-char" svg:width="0.128in" svg:height="0.3929in" draw:z-index="0"><draw:object xlink:href="./Object 4" xlink:type="simple" xlink:show="embed" xlink:actuate="onLoad"/><draw:image xlink:href="./ObjectReplacements/Object 4" xlink:type="simple" xlink:show="embed" xlink:actuate="onLoad"/></draw:frame></text:p>
        <text:p text:style-name="P9"><text:span text:style-name="T3">C15<text:tab/>(A - 2) * 2 ≠ (A / 2) / 2<text:tab/><text:tab/>⇒ A ≠ </text:span><draw:frame draw:style-name="fr1" text:anchor-type="as-char" svg:width="0.2035in" svg:height="0.3929in" draw:z-index="0"><draw:object xlink:href="./Object 6" xlink:type="simple" xlink:show="embed" xlink:actuate="onLoad"/><draw:image xlink:href="./ObjectReplacements/Object 6" xlink:type="simple" xlink:show="embed" xlink:actuate="onLoad"/></draw:frame></text:p>
        <text:p text:style-name="Standard"><text:span text:style-name="T1">From these constraints, we know the values that </text:span><text:span text:style-name="T3">A</text:span><text:span text:style-name="T1"> cannot take if </text:span><text:span text:style-name="T3">B = 2</text:span><text:span text:style-name="T1">. To make a complete test case, pick any real number for </text:span><text:span text:style-name="T3">A</text:span><text:span text:style-name="T1"> other than those excluded by the constraints. For example, some valid concrete test cases are </text:span><text:span text:style-name="T3">(A = 1, B = 2)</text:span><text:span text:style-name="T1">, </text:span><text:span text:style-name="T3">(A = 3, B = 2)</text:span><text:span text:style-name="T1">, </text:span><text:span text:style-name="T3">(A = 5, B = 2)</text:span><text:span text:style-name="T1">, etc.</text:span></text:p>
        <text:p text:style-name="Standard"><text:span text:style-name="T1">To create test cases where </text:span><text:span text:style-name="T3">B</text:span><text:span text:style-name="T1"> is not 2, repeat the above process with a different value of </text:span><text:span text:style-name="T3">B</text:span><text:span text:style-name="T1">.</text:span></text:p>
        <text:p text:style-name="P13"><text:bookmark text:name="_aoxt7s8saw1x"/><text:soft-page-break/>Task 4</text:p>
        <text:p text:style-name="P1"><text:span text:style-name="T1">With </text:span><text:span text:style-name="T3">B = 1</text:span><text:span text:style-name="T1">, constraint </text:span><text:span text:style-name="T3">C1 (B ≠ 0)</text:span><text:span text:style-name="T1"> is already satisfied. Therefore, to find concrete test cases that do not achieve the testing objective, we must find values of </text:span><text:span text:style-name="T3">A</text:span><text:span text:style-name="T1"> that would break one or more constraints from </text:span><text:span text:style-name="T3">C2</text:span><text:span text:style-name="T1"> to </text:span><text:span text:style-name="T3">C15</text:span><text:span text:style-name="T1">. To do this, substitute </text:span><text:span text:style-name="T3">B</text:span><text:span text:style-name="T1"> with 1 in these constraints and solve for </text:span><text:span text:style-name="T3">A</text:span><text:span text:style-name="T1">. The values that </text:span><text:span text:style-name="T3">A</text:span><text:span text:style-name="T1"> cannot be equal to will form these test cases.</text:span></text:p>
        <text:p text:style-name="P10"><text:span text:style-name="T3">C2<text:tab/>A - 1 ≠ A * 1 <text:tab/><text:tab/><text:tab/><text:tab/>⇒ -1 ≠ 0 (This constraint is always satisfied)</text:span></text:p>
        <text:p text:style-name="P10"><text:span text:style-name="T3">C3<text:tab/>A - 1 ≠ A / 1 <text:tab/><text:tab/><text:tab/><text:tab/>⇒ -1 ≠ 0 (This constraint is always satisfied)</text:span></text:p>
        <text:p text:style-name="P10"><text:span text:style-name="T3">C4<text:tab/>A - 1 ≠ 2 <text:tab/><text:tab/><text:tab/><text:tab/>⇒ A ≠ 3</text:span></text:p>
        <text:p text:style-name="P10"><text:span text:style-name="T3">C5<text:tab/>A - 1 ≠ -2 <text:tab/><text:tab/><text:tab/><text:tab/>⇒ A ≠ -1</text:span></text:p>
        <text:p text:style-name="P10"><text:span text:style-name="T3">C6<text:tab/>A ≠ 1<text:tab/><text:tab/><text:tab/><text:tab/><text:tab/>⇒ A ≠ 1</text:span></text:p>
        <text:p text:style-name="P10"><text:span text:style-name="T3">C7<text:tab/>A - 3 * 1 ≠ 2 <text:tab/><text:tab/><text:tab/><text:tab/>⇒ A ≠ 5</text:span></text:p>
        <text:p text:style-name="P10"><text:span text:style-name="T3">C8<text:tab/>A - 3 * 1 ≠ -2 <text:tab/><text:tab/><text:tab/><text:tab/>⇒ A ≠ 1</text:span></text:p>
        <text:p text:style-name="P10"><text:span text:style-name="T3">C9<text:tab/>A ≠ 1 * 5 / 3 <text:tab/><text:tab/><text:tab/><text:tab/>⇒ A ≠ </text:span><draw:frame draw:style-name="fr1" text:anchor-type="as-char" svg:width="0.1189in" svg:height="0.3929in" draw:z-index="0"><draw:object xlink:href="./Object 8" xlink:type="simple" xlink:show="embed" xlink:actuate="onLoad"/><draw:image xlink:href="./ObjectReplacements/Object 8" xlink:type="simple" xlink:show="embed" xlink:actuate="onLoad"/></draw:frame></text:p>
        <text:p text:style-name="P10"><text:span text:style-name="T3">C10<text:tab/>(A - 1) * 2 ≠ (A * 1) + 2 <text:tab/><text:tab/>⇒ A ≠ 4</text:span></text:p>
        <text:p text:style-name="P10"><text:span text:style-name="T3">C11<text:tab/>(A - 1) * 2 ≠ (A * 1) - 2 <text:tab/><text:tab/>⇒ A ≠ 0</text:span></text:p>
        <text:p text:style-name="P10"><text:span text:style-name="T3">C12<text:tab/>(A - 1) * 2 ≠ (A * 1) / 2 <text:tab/><text:tab/>⇒ A ≠ </text:span><draw:frame draw:style-name="fr1" text:anchor-type="as-char" svg:width="0.128in" svg:height="0.3929in" draw:z-index="0"><draw:object xlink:href="./Object 10" xlink:type="simple" xlink:show="embed" xlink:actuate="onLoad"/><draw:image xlink:href="./ObjectReplacements/Object 10" xlink:type="simple" xlink:show="embed" xlink:actuate="onLoad"/></draw:frame></text:p>
        <text:p text:style-name="P10"><text:span text:style-name="T3">C13<text:tab/>(A - 1) * 2 ≠ (A / 1) + 2 <text:tab/><text:tab/>⇒ A ≠ 4</text:span></text:p>
        <text:p text:style-name="P10"><text:span text:style-name="T3">C14<text:tab/>(A - 1) * 2 ≠ (A / 1) - 2 <text:tab/><text:tab/>⇒ A ≠ 0</text:span></text:p>
        <text:p text:style-name="P10"><text:span text:style-name="T3">C15<text:tab/>(A - 1) * 2 ≠ (A / 1) / 2 <text:tab/><text:tab/>⇒ A ≠ </text:span><draw:frame draw:style-name="fr1" text:anchor-type="as-char" svg:width="0.128in" svg:height="0.3929in" draw:z-index="0"><draw:object xlink:href="./Object 12" xlink:type="simple" xlink:show="embed" xlink:actuate="onLoad"/><draw:image xlink:href="./ObjectReplacements/Object 12" xlink:type="simple" xlink:show="embed" xlink:actuate="onLoad"/></draw:frame></text:p>
        <text:p text:style-name="P1"><text:span text:style-name="T1">From the above, we can conclude that all values of </text:span><text:span text:style-name="T3">A</text:span><text:span text:style-name="T1"> that would break one or more constraints are </text:span><text:span text:style-name="T3">3</text:span><text:span text:style-name="T1">, </text:span><text:span text:style-name="T3">-1</text:span><text:span text:style-name="T1">, </text:span><text:span text:style-name="T3">1</text:span><text:span text:style-name="T1">, </text:span><text:span text:style-name="T3">5</text:span><text:span text:style-name="T1">, </text:span><draw:frame draw:style-name="fr1" text:anchor-type="as-char" svg:width="0.1189in" svg:height="0.3929in" draw:z-index="0"><draw:object xlink:href="./Object 14" xlink:type="simple" xlink:show="embed" xlink:actuate="onLoad"/><draw:image xlink:href="./ObjectReplacements/Object 14" xlink:type="simple" xlink:show="embed" xlink:actuate="onLoad"/></draw:frame><text:span text:style-name="T1">, </text:span><text:span text:style-name="T3">4</text:span><text:span text:style-name="T1">, </text:span><text:span text:style-name="T3">0</text:span><text:span text:style-name="T1">, and </text:span><draw:frame draw:style-name="fr1" text:anchor-type="as-char" svg:width="0.128in" svg:height="0.3929in" draw:z-index="0"><draw:object xlink:href="./Object 16" xlink:type="simple" xlink:show="embed" xlink:actuate="onLoad"/><draw:image xlink:href="./ObjectReplacements/Object 16" xlink:type="simple" xlink:show="embed" xlink:actuate="onLoad"/></draw:frame><text:span text:style-name="T1">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 Math1" svg:font-family="'Cambria Math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mbria Math" fo:font-family="'Cambria Math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indent="0in" style:auto-text-indent="false"/>
    </style:style>
    <style:style style:name="MT1" style:family="text">
      <style:text-properties fo:color="#666666"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Ta Quang Tung - 104222196</text:span></text:p>
      </style:header>
      <style:footer>
        <text:p text:style-name="MP1"><text:span text:style-name="MT1">SWE30009 - SOFTWARE TESTING AND RELIABILITY<text:tab/><text:tab/><text:tab/> <text:s text:c="3"/><text:tab/> <text:s text:c="2"/>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8" meta:page-count="4" meta:paragraph-count="94" meta:word-count="1351" meta:character-count="4756" meta:non-whitespace-character-count="3412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frac>
      <mn>4</mn>
      <mn>3</mn>
    </mfrac>
    <annotation encoding="StarMath 5.0">{4} over {3}</annotation>
  </semantics>
</math>
</file>

<file path=Object 12/content.xml><?xml version="1.0" encoding="utf-8"?>
<math xmlns="http://www.w3.org/1998/Math/MathML" display="block">
  <semantics>
    <mfrac>
      <mn>4</mn>
      <mn>3</mn>
    </mfrac>
    <annotation encoding="StarMath 5.0">{4} over {3}</annotation>
  </semantics>
</math>
</file>

<file path=Object 14/content.xml><?xml version="1.0" encoding="utf-8"?>
<math xmlns="http://www.w3.org/1998/Math/MathML" display="block">
  <semantics>
    <mfrac>
      <mn>5</mn>
      <mn>3</mn>
    </mfrac>
    <annotation encoding="StarMath 5.0">{5} over {3}</annotation>
  </semantics>
</math>
</file>

<file path=Object 16/content.xml><?xml version="1.0" encoding="utf-8"?>
<math xmlns="http://www.w3.org/1998/Math/MathML" display="block">
  <semantics>
    <mfrac>
      <mn>4</mn>
      <mn>3</mn>
    </mfrac>
    <annotation encoding="StarMath 5.0">{4} over {3}</annotation>
  </semantics>
</math>
</file>

<file path=Object 2/content.xml><?xml version="1.0" encoding="utf-8"?>
<math xmlns="http://www.w3.org/1998/Math/MathML" display="block">
  <semantics>
    <mfrac>
      <mn>10</mn>
      <mn>3</mn>
    </mfrac>
    <annotation encoding="StarMath 5.0">{10} over {3}</annotation>
  </semantics>
</math>
</file>

<file path=Object 4/content.xml><?xml version="1.0" encoding="utf-8"?>
<math xmlns="http://www.w3.org/1998/Math/MathML" display="block">
  <semantics>
    <mfrac>
      <mn>4</mn>
      <mn>3</mn>
    </mfrac>
    <annotation encoding="StarMath 5.0">{4} over {3}</annotation>
  </semantics>
</math>
</file>

<file path=Object 6/content.xml><?xml version="1.0" encoding="utf-8"?>
<math xmlns="http://www.w3.org/1998/Math/MathML" display="block">
  <semantics>
    <mfrac>
      <mn>16</mn>
      <mn>7</mn>
    </mfrac>
    <annotation encoding="StarMath 5.0">{16} over {7}</annotation>
  </semantics>
</math>
</file>

<file path=Object 8/content.xml><?xml version="1.0" encoding="utf-8"?>
<math xmlns="http://www.w3.org/1998/Math/MathML" display="block">
  <semantics>
    <mfrac>
      <mn>5</mn>
      <mn>3</mn>
    </mfrac>
    <annotation encoding="StarMath 5.0">{5} over {3}</annotation>
  </semantics>
</math>
</file>